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fo:font-style="normal" fo:font-weight="bold" officeooo:rsid="0007a8fe" officeooo:paragraph-rsid="0007a8fe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909f6" style:font-size-asian="10.5pt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008fea4" officeooo:paragraph-rsid="00246b7c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08fea4" officeooo:paragraph-rsid="002909f6" style:font-size-asian="10.5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0147abb" officeooo:paragraph-rsid="0021cf65" style:font-size-asian="10.5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019ca4a" officeooo:paragraph-rsid="0021cf65" style:font-size-asian="10.5pt" style:font-size-complex="12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rsid="001b533b" officeooo:paragraph-rsid="0021cf65" style:font-size-asian="10.5pt" style:font-size-complex="12pt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fo:font-size="16pt" officeooo:rsid="0007a8fe" officeooo:paragraph-rsid="0007a8fe" style:font-size-asian="14pt" style:font-size-complex="16pt"/>
    </style:style>
    <style:style style:name="P10" style:family="paragraph" style:parent-style-name="Standard" style:list-style-name="L2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ae699" style:font-size-asian="10.5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c8d70" style:font-size-asian="10.5pt" style:font-size-complex="12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cfd2d" style:font-size-asian="10.5pt" style:font-size-complex="12pt"/>
    </style:style>
    <style:style style:name="P14" style:family="paragraph" style:parent-style-name="Standard" style:list-style-name="L2">
      <style:paragraph-properties fo:text-align="end" style:justify-single-word="false" style:writing-mode="rl-tb"/>
      <style:text-properties fo:font-size="12pt" officeooo:rsid="0008fea4" officeooo:paragraph-rsid="0008fea4" style:font-size-asian="10.5pt" style:font-size-complex="12pt"/>
    </style:style>
    <style:style style:name="P15" style:family="paragraph" style:parent-style-name="Standard" style:list-style-name="L2">
      <style:paragraph-properties fo:text-align="end" style:justify-single-word="false" style:writing-mode="rl-tb"/>
      <style:text-properties fo:font-size="12pt" officeooo:rsid="0008fea4" officeooo:paragraph-rsid="002ae699" style:font-size-asian="10.5pt" style:font-size-complex="12pt"/>
    </style:style>
    <style:style style:name="P16" style:family="paragraph" style:parent-style-name="Standard" style:list-style-name="L2">
      <style:paragraph-properties fo:text-align="end" style:justify-single-word="false" style:writing-mode="rl-tb"/>
      <style:text-properties fo:font-size="12pt" officeooo:rsid="000a1dc9" officeooo:paragraph-rsid="000a1dc9" style:font-size-asian="10.5pt" style:font-size-complex="12pt"/>
    </style:style>
    <style:style style:name="P17" style:family="paragraph" style:parent-style-name="Standard" style:list-style-name="L2">
      <style:paragraph-properties fo:text-align="end" style:justify-single-word="false" style:writing-mode="rl-tb"/>
      <style:text-properties fo:font-size="12pt" officeooo:rsid="001636c6" officeooo:paragraph-rsid="001636c6" style:font-size-asian="10.5pt" style:font-size-complex="12pt"/>
    </style:style>
    <style:style style:name="P18" style:family="paragraph" style:parent-style-name="Standard" style:list-style-name="L2">
      <style:paragraph-properties fo:text-align="end" style:justify-single-word="false" style:writing-mode="rl-tb"/>
      <style:text-properties fo:font-size="12pt" officeooo:rsid="001b533b" officeooo:paragraph-rsid="001b533b" style:font-size-asian="10.5pt" style:font-size-complex="12pt"/>
    </style:style>
    <style:style style:name="P19" style:family="paragraph" style:parent-style-name="Standard" style:list-style-name="L2">
      <style:paragraph-properties fo:text-align="end" style:justify-single-word="false" style:writing-mode="rl-tb"/>
      <style:text-properties fo:font-size="12pt" officeooo:rsid="001d7ec3" officeooo:paragraph-rsid="001d7ec3" style:font-size-asian="10.5pt" style:font-size-complex="12pt"/>
    </style:style>
    <style:style style:name="P20" style:family="paragraph" style:parent-style-name="Standard" style:list-style-name="L2">
      <style:paragraph-properties fo:text-align="end" style:justify-single-word="false" style:writing-mode="rl-tb"/>
      <style:text-properties fo:font-size="12pt" officeooo:rsid="001ddac8" officeooo:paragraph-rsid="001ddac8" style:font-size-asian="10.5pt" style:font-size-complex="12pt"/>
    </style:style>
    <style:style style:name="P21" style:family="paragraph" style:parent-style-name="Standard" style:list-style-name="L2">
      <style:paragraph-properties fo:text-align="end" style:justify-single-word="false" style:writing-mode="rl-tb"/>
      <style:text-properties fo:font-size="12pt" officeooo:rsid="001f9144" officeooo:paragraph-rsid="001f9144" style:font-size-asian="10.5pt" style:font-size-complex="12pt"/>
    </style:style>
    <style:style style:name="P22" style:family="paragraph" style:parent-style-name="Standard" style:list-style-name="L2">
      <style:paragraph-properties fo:text-align="end" style:justify-single-word="false" style:writing-mode="rl-tb"/>
      <style:text-properties fo:font-size="12pt" officeooo:rsid="002049d0" officeooo:paragraph-rsid="002049d0" style:font-size-asian="10.5pt" style:font-size-complex="12pt"/>
    </style:style>
    <style:style style:name="P23" style:family="paragraph" style:parent-style-name="Standard" style:list-style-name="L2">
      <style:paragraph-properties fo:text-align="end" style:justify-single-word="false" style:writing-mode="rl-tb"/>
      <style:text-properties fo:font-size="12pt" officeooo:rsid="0021cf65" officeooo:paragraph-rsid="0021cf65" style:font-size-asian="10.5pt" style:font-size-complex="12pt"/>
    </style:style>
    <style:style style:name="P24" style:family="paragraph" style:parent-style-name="Standard" style:list-style-name="L2">
      <style:paragraph-properties fo:text-align="end" style:justify-single-word="false" style:writing-mode="rl-tb"/>
      <style:text-properties fo:font-size="12pt" officeooo:rsid="0021cf65" officeooo:paragraph-rsid="002262dc" style:font-size-asian="10.5pt" style:font-size-complex="12pt"/>
    </style:style>
    <style:style style:name="P25" style:family="paragraph" style:parent-style-name="Standard" style:list-style-name="L2">
      <style:paragraph-properties fo:text-align="end" style:justify-single-word="false" style:writing-mode="rl-tb"/>
      <style:text-properties fo:font-size="12pt" officeooo:rsid="002262dc" officeooo:paragraph-rsid="002262dc" style:font-size-asian="10.5pt" style:font-size-complex="12pt"/>
    </style:style>
    <style:style style:name="P26" style:family="paragraph" style:parent-style-name="Standard" style:list-style-name="L2">
      <style:paragraph-properties fo:text-align="end" style:justify-single-word="false" style:writing-mode="rl-tb"/>
      <style:text-properties officeooo:paragraph-rsid="0021cf65"/>
    </style:style>
    <style:style style:name="T1" style:family="text">
      <style:text-properties officeooo:rsid="000a1dc9"/>
    </style:style>
    <style:style style:name="T2" style:family="text">
      <style:text-properties officeooo:rsid="000edfad"/>
    </style:style>
    <style:style style:name="T3" style:family="text">
      <style:text-properties officeooo:rsid="00214a7f"/>
    </style:style>
    <style:style style:name="T4" style:family="text">
      <style:text-properties officeooo:rsid="002262dc"/>
    </style:style>
    <style:style style:name="T5" style:family="text">
      <style:text-properties officeooo:rsid="00246b7c"/>
    </style:style>
    <style:style style:name="T6" style:family="text">
      <style:text-properties officeooo:rsid="002909f6"/>
    </style:style>
    <style:style style:name="T7" style:family="text">
      <style:text-properties officeooo:rsid="0029f03e"/>
    </style:style>
    <style:style style:name="T8" style:family="text">
      <style:text-properties officeooo:rsid="002ae699"/>
    </style:style>
    <style:style style:name="T9" style:family="text">
      <style:text-properties officeooo:rsid="002c8d70"/>
    </style:style>
    <style:style style:name="T10" style:family="text">
      <style:text-properties fo:font-size="12pt" officeooo:rsid="002c8d70" style:font-size-asian="10.5pt" style:font-size-complex="12pt"/>
    </style:style>
    <style:style style:name="T11" style:family="text">
      <style:text-properties fo:font-size="12pt" officeooo:rsid="0021cf65" style:font-size-asian="10.5pt" style:font-size-complex="12pt"/>
    </style:style>
    <style:style style:name="T12" style:family="text">
      <style:text-properties fo:font-size="12pt" officeooo:rsid="002cfd2d" style:font-size-asian="10.5pt" style:font-size-complex="12pt"/>
    </style:style>
    <style:style style:name="T13" style:family="text">
      <style:text-properties officeooo:rsid="002cfd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سکهای برنامه آپ</text:p>
      <text:list xml:id="list185413538278316167" text:style-name="L1">
        <text:list-header>
          <text:p text:style-name="P9"/>
        </text:list-header>
      </text:list>
      <text:p text:style-name="P2"><text:span text:style-name="T3"># </text:span>مشخص کردن نوع <text:span text:style-name="T2">انتشار</text:span> پس<text:span text:style-name="T2">ت</text:span>( عمومی, فقط زیر مجموعه, فقط بالا سریها, فقط بالا سری, به شخص خاصی)</text:p>
      <text:p text:style-name="P7"><text:span text:style-name="T3"># </text:span>نوشتن ریپلای</text:p>
      <text:p text:style-name="P8"><text:span text:style-name="T3"># </text:span>حذف پیام در جعبه خروجی</text:p>
      <text:p text:style-name="P2"><text:span text:style-name="T3"># </text:span>صندوق پیام</text:p>
      <text:p text:style-name="P6"><text:span text:style-name="T3"># </text:span>نمایش پستها از روی تاریخ ( امروز, دیروز, هفته قبل, همه)</text:p>
      <text:p text:style-name="P4"><text:span text:style-name="T5"># </text:span>انتقال روتهای لاگین و رجیستر به پکیج <text:span text:style-name="T1">اختیار ( authorization, auth )</text:span></text:p>
      <text:p text:style-name="P13"><text:span text:style-name="T6"># </text:span>جستجوی پیام</text:p>
      <text:p text:style-name="P13"><text:span text:style-name="T13"># تصیح birthday date در فایل auth/register.html</text:span></text:p>
      <text:p text:style-name="P3"><text:span text:style-name="T6"># </text:span>جستجوی شخص</text:p>
      <text:p text:style-name="P5"><text:span text:style-name="T6"># </text:span>یونیک کردن ایمیل</text:p>
      <text:p text:style-name="P2"><text:span text:style-name="T3"># </text:span>پیامهای ارسال شده</text:p>
      <text:p text:style-name="P12"><text:span text:style-name="T7"># </text:span>تصیح رجیستر</text:p>
      <text:p text:style-name="P12"><text:span text:style-name="T9"># امکان follow و unfollow برای دیدن پستهای public</text:span></text:p>
      <text:p text:style-name="P11"><text:span text:style-name="T8"># صفحه پروفایل شخصی</text:span></text:p>
      <text:p text:style-name="P11"><text:span text:style-name="T8"># نوشتن پنل برای ادمین</text:span></text:p>
      <text:list xml:id="list682924453798612542" text:style-name="L2">
        <text:list-item>
          <text:p text:style-name="P10">درفت (drafts )</text:p>
        </text:list-item>
        <text:list-item>
          <text:p text:style-name="P15">پاک کردن کاربر</text:p>
        </text:list-item>
        <text:list-item>
          <text:p text:style-name="P14">تایم اکونت برای خرید شارژ ( ۱ ماهه, ۳ ماهه, ۶ ماهه, ۱ ساله)</text:p>
        </text:list-item>
        <text:list-item>
          <text:p text:style-name="P14">تایپ اکانت برای مشخص کردن وضعیت کاربر ( لگ, لگ نیست اما زیر مجموعه بزرگی دارد, کف مجموعه است) (استفاده از یه چیزی مثل متغیری به نام گرید )</text:p>
        </text:list-item>
        <text:list-item>
          <text:p text:style-name="P14">امکان تغییر شاخه برای کاربر ( جابجایی از یک زیر مجموعه به زیر مجموعه دیگر و یا به صورت مستقل )</text:p>
        </text:list-item>
        <text:list-item>
          <text:p text:style-name="P16">متغییری برای نگهداری تعداد زیر مجموعه</text:p>
        </text:list-item>
        <text:list-item>
          <text:p text:style-name="P16">متغییری برای نگهداری تعداد بالا سری</text:p>
        </text:list-item>
        <text:list-item>
          <text:p text:style-name="P17">درست کردن DataRequired </text:p>
        </text:list-item>
        <text:list-item>
          <text:p text:style-name="P18">گاربج کالکتور (حذف نودهای پستی که به هیچ کاربری متصل نیست )</text:p>
        </text:list-item>
        <text:list-item>
          <text:p text:style-name="P19">نوشتن تست</text:p>
        </text:list-item>
        <text:list-item>
          <text:p text:style-name="P20">ساخت ای پی آی</text:p>
        </text:list-item>
        <text:list-item>
          <text:p text:style-name="P21">ارور هندلینگ ( ۴۰۴و …)</text:p>
        </text:list-item>
        <text:list-item>
          <text:p text:style-name="P22">نوشتن داکیومنت برای سایت</text:p>
        </text:list-item>
        <text:list-item>
          <text:p text:style-name="P22">نوشتن داکیومنت برای تابعهای برنامه</text:p>
        </text:list-item>
        <text:list-item>
          <text:p text:style-name="P23">نوشتن یک تابع disconnect برای قطع رابطه بین دو node </text:p>
        </text:list-item>
        <text:list-item>
          <text:p text:style-name="P23">تصیح تابع connector به connect برای اتصال بین دو node (یک متغیر دیگر برای نوع رابطه بگیرد و اسم هم تغییر کند)</text:p>
        </text:list-item>
        <text:list-item>
          <text:p text:style-name="P26"><text:span text:style-name="T11">جایگزینی توابع connect و disconnect برای خواناتر شدن کد</text:span></text:p>
        </text:list-item>
        <text:list-item>
          <text:p text:style-name="P23">امکان upload عکس برای پروفایل از device شخص یا از g<text:span text:style-name="T6">r</text:span>avatar</text:p>
        </text:list-item>
        <text:list-item>
          <text:p text:style-name="P23">امکان تغییر ایمیل و پسورد از طریق ایمیل یا sms (از طریق ارسال کد)</text:p>
        </text:list-item>
        <text:list-item>
          <text:p text:style-name="P25">امکان account confirm از ایمیل یا ارسال کد و sms</text:p>
        </text:list-item>
        <text:list-item>
          <text:p text:style-name="P25">امکان add کردن یوزرها برای ارسال پیام خصوصی ( ایجاد قسمتی مانند contacts )</text:p>
        </text:list-item>
        <text:list-item>
          <text:p text:style-name="P25">تغییر در ثبت نام فرد :</text:p>
          <text:p text:style-name="P25">اگر فردی به عنوان leg ثبت نام میکند میتواند شرکت خود را تعیین کند در غیر این صورت شرکت او همان شرکت بالاسری او است</text:p>
        </text:list-item>
        <text:list-item>
          <text:p text:style-name="P25">امکان گرفتن feedback</text:p>
        </text:list-item>
        <text:list-item>
          <text:p text:style-name="P25">امکان ایجاد token جهت بازیابی اکانت</text:p>
        </text:list-item>
        <text:list-item>
          <text:p text:style-name="P25">امکان ایجاد تسک برای کل زیر مجموعه یا فقط دایرکها یا فقط یک شخص یا اشخاص خاصی</text:p>
        </text:list-item>
        <text:list-item>
          <text:p text:style-name="P24"><text:span text:style-name="T4">امکان دیدن نمودار فعالیتهای زیر مجموعه یا یک شخص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3:03:38.939661050</meta:creation-date>
    <dc:date>2016-10-23T09:14:22.049549700</dc:date>
    <meta:editing-duration>PT6H9M33S</meta:editing-duration>
    <meta:editing-cycles>21</meta:editing-cycles>
    <meta:generator>LibreOffice/5.2.2.2$Linux_X86_64 LibreOffice_project/20m0$Build-2</meta:generator>
    <meta:document-statistic meta:table-count="0" meta:image-count="0" meta:object-count="0" meta:page-count="1" meta:paragraph-count="43" meta:word-count="400" meta:character-count="1919" meta:non-whitespace-character-count="1585"/>
  </office:meta>
</office:document-meta>
</file>